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WW8Num2">
      <style:paragraph-properties fo:text-align="start" style:justify-single-word="false"/>
    </style:style>
    <style:style style:name="P3" style:family="paragraph" style:parent-style-name="Text_20_body">
      <style:paragraph-properties fo:margin-top="0in" fo:margin-bottom="0.0835in" fo:text-align="start" style:justify-single-word="fals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1" style:master-page-name="Standard">
      <style:paragraph-properties fo:margin-top="0.1665in" fo:margin-bottom="0.0835in" fo:text-align="center" style:justify-single-word="false" style:page-number="auto"/>
    </style:style>
    <style:style style:name="P6" style:family="paragraph" style:parent-style-name="Heading_20_3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he Dog Breed Browser</text:h>
      <text:h text:style-name="P4" text:outline-level="2">Technology Summary</text:h>
      <text:p text:style-name="P1">This is a web site that is connected with another web site called <text:a xlink:type="simple" xlink:href="http://www.dog.ceo/" text:style-name="Internet_20_link" text:visited-style-name="Visited_20_Internet_20_Link"><text:span text:style-name="Internet_20_link">www.dog.ceo</text:span></text:a>. <text:s/>This Dog Ceo website exposes an open source API where you can connect and consume dog breeds lists and also images of all the different breeds of dogs. <text:s/>The web site basically does requests for the data exposed by the API.</text:p>
      <text:p text:style-name="P1"/>
      <text:p text:style-name="P1">The application uses the following technologies:</text:p>
      <text:list xml:id="list794064813814426016" text:style-name="WW8Num2">
        <text:list-item>
          <text:p text:style-name="P2">HTML</text:p>
        </text:list-item>
        <text:list-item>
          <text:p text:style-name="P2">CSS</text:p>
        </text:list-item>
        <text:list-item>
          <text:p text:style-name="P2">BootStrap</text:p>
        </text:list-item>
        <text:list-item>
          <text:p text:style-name="P2">JavaScript</text:p>
        </text:list-item>
        <text:list-item>
          <text:p text:style-name="P2">RESTful routing pattern</text:p>
        </text:list-item>
        <text:list-item>
          <text:p text:style-name="P2">Node.js – used as JavaScript runtime</text:p>
        </text:list-item>
        <text:list-item>
          <text:p text:style-name="P2">Express – used as the Web Framework for routing</text:p>
        </text:list-item>
        <text:list-item>
          <text:p text:style-name="P2">Git – used for version control</text:p>
        </text:list-item>
        <text:list-item>
          <text:p text:style-name="P2">Connect-Flash – used to display error messages and alerts</text:p>
        </text:list-item>
        <text:list-item>
          <text:p text:style-name="P2">Express Session – used with Connect-Flash</text:p>
        </text:list-item>
      </text:list>
      <text:p text:style-name="P1"/>
      <text:p text:style-name="P1"/>
      <text:h text:style-name="P6" text:outline-level="3">Instructions</text:h>
      <text:p text:style-name="P1"><text:s text:c="2"/></text:p>
      <text:p text:style-name="P1">TO START THE MONGODB SERVER LOCALLY from command line type - /usr/local/bin/mongodb/mongod</text:p>
      <text:p text:style-name="P1">To run the app use nodemon or node app.j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Cruz</meta:initial-creator>
    <meta:creation-date>2019-09-24T09:10:33</meta:creation-date>
    <meta:editing-duration>P23DT22H11M8S</meta:editing-duration>
    <meta:document-statistic meta:table-count="0" meta:image-count="0" meta:object-count="0" meta:page-count="1" meta:paragraph-count="18" meta:word-count="142" meta:character-count="816"/>
    <meta:generator>OpenOffice/4.1.7$Unix OpenOffice.org_project/417m1$Build-9800</meta:generator>
  </office:meta>
</office:document-meta>
</file>